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DCLOUD</text:p>
      <text:p text:style-name="P2"/>
      <text:p text:style-name="P2">FEATURES</text:p>
      <text:p text:style-name="P3">- PÁGINA PRODUTOS/SERVIÇOS</text:p>
      <text:p text:style-name="Standard"/>
      <text:p text:style-name="Standard">1 - HEADER DA PÁGINA DE EXPOSIÇÃO</text:p>
      <text:p text:style-name="Standard"><text:tab/>1.1 - ÂNCORA</text:p>
      <text:p text:style-name="Standard"><text:tab/><text:tab/>1.1.1 - HOME</text:p>
      <text:p text:style-name="Standard"><text:tab/><text:tab/>1.1.2 - RIS</text:p>
      <text:p text:style-name="Standard"><text:tab/><text:tab/>1.1.3 - PACS</text:p>
      <text:p text:style-name="Standard"><text:tab/><text:tab/>1.1.4 - PORTAL</text:p>
      <text:p text:style-name="Standard"><text:tab/><text:tab/>1.1.5 - PLANOS</text:p>
      <text:p text:style-name="Standard"><text:tab/><text:tab/>1.1.6 - CONTATO</text:p>
      <text:p text:style-name="Standard"><text:tab/>1.2 - BOTÃO LOGIN</text:p>
      <text:p text:style-name="Standard"><text:tab/>1.3 - BOTÃO CADASTRO</text:p>
      <text:p text:style-name="Standard"/>
      <text:p text:style-name="Standard">2 - FORMULÁRIO CADASTRO USUÁRIO</text:p>
      <text:p text:style-name="Standard"><text:tab/>2.1 - NOME</text:p>
      <text:p text:style-name="Standard"><text:tab/>2.2 - E-MAIL</text:p>
      <text:p text:style-name="Standard"><text:tab/>2.3 - TELEFONE</text:p>
      <text:p text:style-name="Standard"><text:s text:c="12"/>2.4 - POSIÇÃO NA CLINICA/HOSPITAL</text:p>
      <text:p text:style-name="Standard"/>
      <text:p text:style-name="Standard">3 - FORMULÁRIO CONTATO</text:p>
      <text:p text:style-name="Standard"><text:tab/>3.1 - NOME</text:p>
      <text:p text:style-name="Standard"><text:tab/>3.2 - E-MAIL</text:p>
      <text:p text:style-name="Standard"><text:tab/>3.3 - TELEFONE</text:p>
      <text:p text:style-name="Standard"><text:s text:c="12"/>3.4 – MENSAGEM</text:p>
      <text:p text:style-name="Standard"/>
      <text:p text:style-name="Standard">4 - FOOTER</text:p>
      <text:p text:style-name="Standard"><text:tab/>4.1 – REDES SOCIAIS</text:p>
      <text:p text:style-name="Standard"><text:tab/><text:tab/>4.1.1 – SPOTIFY</text:p>
      <text:p text:style-name="Standard"><text:tab/><text:tab/>4.1.2 – FACEBOOK</text:p>
      <text:p text:style-name="Standard"><text:tab/><text:tab/>4.1.3 – INSTAGRAM</text:p>
      <text:p text:style-name="Standard"><text:tab/><text:tab/>4.1.4 – TWITER</text:p>
      <text:p text:style-name="Standard"><text:tab/><text:tab/>4.1.5 – YOUTUBE</text:p>
      <text:p text:style-name="Standard"><text:tab/><text:tab/>4.1.6 – LINKEDIN</text:p>
      <text:p text:style-name="Standard"><text:tab/>4.2 – CONTATO</text:p>
      <text:p text:style-name="Standard"><text:tab/>4.3 – CARREIRAS</text:p>
      <text:p text:style-name="Standard"><text:tab/>4.4 – POLITICA DE PRIVACIDADE E TERMOS DE USO </text:p>
      <text:p text:style-name="Standard"><text:tab/>4.5 – GOOGLE PLAY E APP STORE </text:p>
      <text:p text:style-name="Standard"><text:s text:c="12"/>4.6 – PARCEIROS COMERCIAIS</text:p>
      <text:p text:style-name="Standard"><text:s text:c="12"/>4.7 – MUDANÇA DO IDIOMA DO SITE</text:p>
      <text:p text:style-name="Standard"/>
      <text:p text:style-name="Standard">5 - PERFORMANCE - STORAGE NAVEGADOR</text:p>
      <text:p text:style-name="Standard"><text:s text:c="8"/>5.1 – MANTER APENAS DADOS NECESSÁRIOS</text:p>
      <text:p text:style-name="Standard"/>
      <text:p text:style-name="Standard"/>
      <text:p text:style-name="Standard"/>
      <text:p text:style-name="Standard"><text:soft-page-break/></text:p>
      <text:p text:style-name="P3">- PÁGINA CARREIRAS</text:p>
      <text:p text:style-name="Standard"/>
      <text:p text:style-name="Standard">1 - FORMULÁRIO INSCREVER-SE NA VAGA</text:p>
      <text:p text:style-name="Standard"><text:tab/>1.1 - NOME</text:p>
      <text:p text:style-name="Standard"><text:tab/>1.2 - SOBRENOME</text:p>
      <text:p text:style-name="Standard"><text:tab/>1.3 - E-MAIL</text:p>
      <text:p text:style-name="Standard"><text:tab/>1.4 - TELEFONE</text:p>
      <text:p text:style-name="Standard"><text:tab/>1.5 - SOBRE VOCÊ</text:p>
      <text:p text:style-name="Standard"><text:tab/>1.6 - ANEXO DE DOCUMENTO</text:p>
      <text:p text:style-name="Standard"><text:s text:c="20"/>1.6.1 – DEVE ACEITAR APENAS PDF</text:p>
      <text:p text:style-name="Standard"/>
      <text:p text:style-name="Standard"/>
      <text:p text:style-name="Standard">2 - FOOTER</text:p>
      <text:p text:style-name="Standard"><text:tab/>2.1 – REDES SOCIAIS</text:p>
      <text:p text:style-name="Standard"><text:tab/><text:tab/>2.1.1 – SPOTIFY</text:p>
      <text:p text:style-name="Standard"><text:tab/><text:tab/>2.1.2 – FACEBOOK</text:p>
      <text:p text:style-name="Standard"><text:tab/><text:tab/>2.1.3 – INSTAGRAM</text:p>
      <text:p text:style-name="Standard"><text:tab/><text:tab/>2.1.4 – TWITER</text:p>
      <text:p text:style-name="Standard"><text:tab/><text:tab/>2.1.5 – YOUTUBE</text:p>
      <text:p text:style-name="Standard"><text:tab/><text:tab/>2.1.6 – LINKEDIN</text:p>
      <text:p text:style-name="Standard"><text:tab/>2.2 – CONTATO</text:p>
      <text:p text:style-name="Standard"><text:tab/>2.3 – CARREIRAS</text:p>
      <text:p text:style-name="Standard"><text:tab/>2.4 – POLITICA DE PRIVACIDADE E TERMOS DE USO </text:p>
      <text:p text:style-name="Standard"><text:tab/>2.5 – GOOGLE PLAY E APP STORE </text:p>
      <text:p text:style-name="Standard"><text:s text:c="12"/>2.6 – PARCEIROS COMERCIAIS</text:p>
      <text:p text:style-name="Standard"><text:s text:c="12"/>2.7 – MUDANÇA DO IDIOMA DO SITE</text:p>
      <text:p text:style-name="Standard"/>
      <text:p text:style-name="Standard">3 - PERFORMANCE - STORAGE NAVEGADOR</text:p>
      <text:p text:style-name="Standard"><text:s text:c="12"/>3.1 – MANTER APENAS DADOS NECESSÁRIOS</text:p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 PÁGINA SOBRE MEDCLOUD</text:p>
      <text:p text:style-name="Standard"/>
      <text:p text:style-name="Standard">1 – BOTÃO PARA ENVIAR E-MAIL A MEDCLOUD</text:p>
      <text:p text:style-name="Standard"/>
      <text:p text:style-name="Standard"/>
      <text:p text:style-name="Standard">2 - FOOTER</text:p>
      <text:p text:style-name="Standard"><text:tab/>2.1 – REDES SOCIAIS</text:p>
      <text:p text:style-name="Standard"><text:tab/><text:tab/>2.1.1 – SPOTIFY</text:p>
      <text:p text:style-name="Standard"><text:tab/><text:tab/>2.1.2 – FACEBOOK</text:p>
      <text:p text:style-name="Standard"><text:tab/><text:tab/>2.1.3 – INSTAGRAM</text:p>
      <text:p text:style-name="Standard"><text:tab/><text:tab/>2.1.4 – TWITER</text:p>
      <text:p text:style-name="Standard"><text:tab/><text:tab/>2.1.5 – YOUTUBE</text:p>
      <text:p text:style-name="Standard"><text:tab/><text:tab/>2.1.6 – LINKEDIN</text:p>
      <text:p text:style-name="Standard"><text:tab/>2.2 – CONTATO</text:p>
      <text:p text:style-name="Standard"><text:tab/>2.3 – CARREIRAS</text:p>
      <text:p text:style-name="Standard"><text:tab/>2.4 – POLITICA DE PRIVACIDADE E TERMOS DE USO </text:p>
      <text:p text:style-name="Standard"><text:tab/>2.5 – GOOGLE PLAY E APP STORE </text:p>
      <text:p text:style-name="Standard"><text:s text:c="12"/>2.6 – PARCEIROS COMERCIAIS</text:p>
      <text:p text:style-name="Standard"><text:s text:c="12"/>2.7 – MUDANÇA DO IDIOMA DO SITE</text:p>
      <text:p text:style-name="Standard"/>
      <text:p text:style-name="Standard">3 - PERFORMANCE - STORAGE NAVEGADOR</text:p>
      <text:p text:style-name="Standard"><text:s text:c="12"/>3.1 – MANTER APENAS DADOS NECESSÁRIO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4-09T17:20:20.069000000</meta:creation-date>
    <dc:date>2023-04-10T23:18:04.89</dc:date>
    <meta:editing-duration>PT7M37S</meta:editing-duration>
    <meta:editing-cycles>4</meta:editing-cycles>
    <meta:generator>OpenOffice/4.1.12$Win32 OpenOffice.org_project/4112m1$Build-9809</meta:generator>
    <meta:document-statistic meta:table-count="0" meta:image-count="0" meta:object-count="0" meta:page-count="3" meta:paragraph-count="82" meta:word-count="334" meta:character-count="1902"/>
    <dc:creator>vcg </dc:creator>
  </office:meta>
</office:document-meta>
</file>